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THE FOOLISH (14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 AND THE FOOLISH (14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rrogance of fools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ctions of fools (14:1, 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ctions of fools (14:1, 4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y are corrupt and evil (14:1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y devour the righteous (14: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do not pray to the Lord (14: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GOD AND THE FOOLISH (14:1-5)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rrogance of fools (14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tions of fools (14:1, 4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abundance of fools (14:2-3): No one seeks God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anguish of fools (14: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PSALM 14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GOD AND THE FOOLISH (14:1-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GOD AND THE FAVORED (14:6-7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GOD AND THE FAVORED (14:6-7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Lord watches (14: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avid wishes (14:7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PSALM 14<text:s text:c="1"/>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GOD AND THE FOOLISH (14:1-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GOD AND THE FAVORED (14:6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 </dc:title>
    <meta:initial-creator>David STRICKLAND</meta:initial-creator>
    <dc:creator>David STRICKLAND</dc:creator>
    <meta:creation-date>2020-02-22T17:37:35Z</meta:creation-date>
    <dc:date>2020-02-22T17:37:35Z</dc:date>
    <meta:template xlink:href="BibleStudy" xlink:type="simple"/>
    <meta:editing-cycles>1</meta:editing-cycles>
    <meta:editing-duration>PT0S</meta:editing-duration>
    <meta:document-statistic meta:paragraph-count="23" meta:word-count="170"/>
  </office:meta>
</office:document-meta>
</file>